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roman"/>
    <style:font-face style:name="Times New Roman" svg:font-family="'Times New Roman'" style:font-family-generic="roman" style:font-pitch="variable"/>
  </office:font-face-decls>
  <office:automatic-styles>
    <style:style style:name="P1" style:family="paragraph" style:parent-style-name="Footer">
      <style:paragraph-properties fo:line-height="100%" fo:text-align="start" style:justify-single-word="false">
        <style:tab-stops>
          <style:tab-stop style:position="7.962cm" style:type="center"/>
          <style:tab-stop style:position="8.5cm" style:type="center"/>
          <style:tab-stop style:position="17cm" style:type="right"/>
        </style:tab-stops>
      </style:paragraph-properties>
    </style:style>
    <style:style style:name="P2" style:family="paragraph" style:parent-style-name="Normal">
      <style:paragraph-properties fo:margin-top="0cm" fo:margin-bottom="0cm" style:contextual-spacing="false" fo:line-height="100%" fo:text-align="start" style:justify-single-word="false"/>
    </style:style>
    <style:style style:name="P3" style:family="paragraph" style:parent-style-name="Normal">
      <style:paragraph-properties fo:margin-top="0cm" fo:margin-bottom="0cm" style:contextual-spacing="false" fo:line-height="100%" fo:text-align="center" style:justify-single-word="false"/>
    </style:style>
    <style:style style:name="P4" style:family="paragraph" style:parent-style-name="Normal">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Normal">
      <style:paragraph-properties fo:text-align="center"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Normal">
      <style:text-properties fo:font-weight="bold" style:font-weight-asian="bold" style:font-weight-complex="bold"/>
    </style:style>
    <style:style style:name="P8" style:family="paragraph" style:parent-style-name="Normal">
      <style:paragraph-properties fo:break-before="page"/>
    </style:style>
    <style:style style:name="P9" style:family="paragraph" style:parent-style-name="Text_20_body">
      <style:paragraph-properties fo:padding="0.035cm" fo:border="0.26pt solid #d9d9e3" style:shadow="none"/>
    </style:style>
    <style:style style:name="P10" style:family="paragraph" style:parent-style-name="Normal">
      <style:text-properties fo:color="#000000" loext:opacity="100%" fo:font-weight="bold" style:font-weight-asian="bold" style:font-weight-complex="bold"/>
    </style:style>
    <style:style style:name="P11" style:family="paragraph" style:parent-style-name="Normal" style:master-page-name="MP0">
      <style:paragraph-properties fo:text-align="center" style:justify-single-word="false" style:page-number="auto" fo:break-before="page"/>
      <style:text-properties fo:font-size="24pt" fo:font-weight="bold" style:font-size-asian="24pt" style:font-weight-asian="bold" style:font-size-complex="24pt" style:font-weight-complex="bold"/>
    </style:style>
    <style:style style:name="P12" style:family="paragraph" style:parent-style-name="Normal">
      <style:paragraph-properties fo:text-align="center" style:justify-single-word="false"/>
    </style:style>
    <style:style style:name="P13" style:family="paragraph" style:parent-style-name="Normal" style:master-page-name="Standard">
      <style:paragraph-properties fo:text-align="center" style:justify-single-word="false" style:page-number="auto"/>
      <style:text-properties fo:font-weight="bold" style:font-weight-asian="bold" style:font-weight-complex="bold"/>
    </style:style>
    <style:style style:name="P14" style:family="paragraph" style:parent-style-name="Text_20_body" style:list-style-name="L1">
      <style:paragraph-properties fo:margin-top="0cm" fo:margin-bottom="0cm" style:contextual-spacing="false" fo:padding="0.035cm" fo:border="0.26pt solid #d9d9e3" style:shadow="none">
        <style:tab-stops>
          <style:tab-stop style:position="0cm"/>
        </style:tab-stops>
      </style:paragraph-properties>
    </style:style>
    <style:style style:name="P15" style:family="paragraph" style:parent-style-name="Text_20_body" style:list-style-name="L1">
      <style:paragraph-properties fo:padding="0.035cm" fo:border="0.26pt solid #d9d9e3" style:shadow="none">
        <style:tab-stops>
          <style:tab-stop style:position="0cm"/>
        </style:tab-stops>
      </style:paragraph-properties>
    </style:style>
    <style:style style:name="P16" style:family="paragraph" style:parent-style-name="Text_20_body" style:list-style-name="L2">
      <style:paragraph-properties fo:padding="0.035cm" fo:border="0.26pt solid #d9d9e3" style:shadow="none">
        <style:tab-stops>
          <style:tab-stop style:position="0cm"/>
        </style:tab-stops>
      </style:paragraph-properties>
    </style:style>
    <style:style style:name="P17" style:family="paragraph" style:parent-style-name="Text_20_body">
      <style:text-properties officeooo:paragraph-rsid="000652a3"/>
    </style:style>
    <style:style style:name="P18" style:family="paragraph" style:parent-style-name="Text_20_body">
      <style:text-properties officeooo:rsid="000652a3" officeooo:paragraph-rsid="000652a3"/>
    </style:style>
    <style:style style:name="P19" style:family="paragraph" style:parent-style-name="Text_20_body">
      <style:text-properties officeooo:rsid="000652a3" officeooo:paragraph-rsid="00077f7a"/>
    </style:style>
    <style:style style:name="P20" style:family="paragraph" style:parent-style-name="Text_20_body">
      <style:text-properties officeooo:rsid="00077f7a" officeooo:paragraph-rsid="00077f7a"/>
    </style:style>
    <style:style style:name="T1" style:family="text">
      <style:text-properties fo:font-size="10pt" style:font-size-asian="10pt" style:font-size-complex="10pt"/>
    </style:style>
    <style:style style:name="T2" style:family="text">
      <style:text-properties fo:color="#000000" loext:opacity="100%"/>
    </style:style>
    <style:style style:name="T3" style:family="text">
      <style:text-properties fo:color="#000000" loext:opacity="100%" fo:font-weight="bold" style:font-weight-asian="bold" style:font-weight-complex="bold"/>
    </style:style>
    <style:style style:name="T4" style:family="text">
      <style:text-properties officeooo:rsid="00052bef"/>
    </style:style>
    <style:style style:name="T5" style:family="text">
      <style:text-properties officeooo:rsid="000652a3"/>
    </style:style>
    <style:style style:name="T6" style:family="text">
      <style:text-properties officeooo:rsid="00077f7a"/>
    </style:style>
    <style:style style:name="T7" style:family="text">
      <style:text-properties officeooo:rsid="0008d792"/>
    </style:style>
    <style:style style:name="T8" style:family="text">
      <style:text-properties officeooo:rsid="0009cdda"/>
    </style:style>
    <style:style style:name="T9" style:family="text">
      <style:text-properties officeooo:rsid="000afff7"/>
    </style:style>
    <text:list-style style:name="L1">
      <text:list-level-style-number text:leve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4">Allegory of the Blindfold (sho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Mike Sosteric</text:p>
      <text:p text:style-name="P3"/>
      <text:p text:style-name="P5"/>
      <text:p text:style-name="P5"/>
      <text:p text:style-name="P13"/>
      <text:p text:style-name="P6">Allegory of the Blindfold</text:p>
      <text:p text:style-name="Text_20_body">Imagine for a moment a society like no other. Imagine a civilization of love, peace, and compassion where nobody goes hungry, nobody wants for anything, and everyone is equally loved. Imagine a perfect society with few worries, no suffering, and no wants. Imagine a society where a wise and shining population danced out their days in peace, prosperity, and joy. Imagine a garden paradise, an Eden, a Shambhala. Now, imagine that one day, everybody in this society starts to wear a blindfold. One moment, the people are dancing in the light, and the next they are plunged into darkness.</text:p>
      <text:p text:style-name="Text_20_body">As you might guess, being plunged into darkness in this fashion made life a lot more difficult. In darkness, the people struggled. They crashed into each other. They dropped stuff. They broke things. It was not too long before the bumping and the crashing caused them frustration, anger, and pain. It was bad and it got worse every day.</text:p>
      <text:p text:style-name="Text_20_body">You would think that as things continued to deteriorate, these people, these <text:span text:style-name="Strong">Dwellers in Darkness</text:span> would take off their blindfolds, but they did not. They forgot they were wearing blindfolds at all and so, as the generations passed, these once shiny people gradually transformed into angry, bitter ogres who no longer had the time nor the energy to care about anything or anybody but themselves.</text:p>
      <text:p text:style-name="Text_20_body">Still, no matter how bad the suffering became, no matter how many generations passed, there were always stories. Elders would tell tales of a shiny, happy place that had once existed, where the children danced and played. In this happy place, the elders said, there was no poverty, war, or disease. In this happy place, everybody smiled all the time. That is what the elders said, but <text:span text:style-name="Emphasis">most</text:span> people accepted the status quo. Most thought these elders were just telling stories. Still, some did wonder and some asked questions. </text:p>
      <text:p text:style-name="Text_20_body">“Why is everything so dark and confusing? </text:p>
      <text:p text:style-name="Text_20_body">Why are we always bumping into things? </text:p>
      <text:p text:style-name="Text_20_body">Has it always been this way?” </text:p>
      <text:p text:style-name="Text_20_body">Various answers to these questions were proposed. </text:p>
      <text:p text:style-name="Text_20_body">Some came to the conclusion that there was no explanation for the darkness and confusion. For these, the universe was empty, life was random, this is how it had all evolved, and that was the end of the <text:soft-page-break/>story. The best the people could do was simply accept the cold, bitter truth and try to be healthy and happy.</text:p>
      <text:p text:style-name="Text_20_body">Others accepted the inevitable darkness but, unhappy with the existential, appended bizarre meaning and purpose—These one<text:span text:style-name="T4">s</text:span>, the priests, said we were <text:span text:style-name="T4">here</text:span> for a “<text:span text:style-name="T4">good” </text:span>reason, to learn our lessons, to be punished for our sins, to be tempered in a cosmic forge, <text:span text:style-name="T4">or some other such poppycock nonsense.</text:span></text:p>
      <text:p text:style-name="Text_20_body">Still others, a handful, were not happy with <text:span text:style-name="T4">existential </text:span>emptiness or the purpose the priests had provided. These ones, let us call them the mystics, continued to search until one day, after meditating in calm silence, eating some mushroom, dropping some acid, smoking way too much pot, or consuming some other <text:a xlink:type="simple" xlink:href="https://spiritwiki.lightningpath.org/index.php/Connection_Supplement" office:target-frame-name="_top" xlink:show="replace" text:style-name="Internet_20_link" text:visited-style-name="Visited_20_Internet_20_Link"><text:span text:style-name="Hyperlink">Connection Supplement</text:span></text:a>, their blindfolds fell surely away. With the blindfold off, these mystics could see the problem, and the solution, which was maybe not as great as you might at first think. One minute the mystics were walking in total darkness and the next they saw with full light. One minute nothing, and the next the entire world instantly revealed. To eyes accustomed to total darkness, the new light was blinding, confusing, and quite frightening. Instinctively, they snatched the blindfold back, instantly returning themselves to the familiar dark. </text:p>
      <text:p text:style-name="Text_20_body">Because the initial revelation was powerful and even frightening, most of the mystics chose to stay in darkness, endlessly reflecting on a single experience or two. And who could blame them. With minds and emotions weakened by generations of trauma, reality was hard to handle. However, a few were not satisfied with a mere <text:a xlink:type="simple" xlink:href="https://spiritwiki.lightningpath.org/index.php/Glimpse" office:target-frame-name="_top" xlink:show="replace" text:style-name="Internet_20_link" text:visited-style-name="Visited_20_Internet_20_Link"><text:span text:style-name="Hyperlink">Glimpse</text:span></text:a>. And who could blame them? In the brief moment of full light, the world they saw was beautiful, and easily—<text:span text:style-name="T4">so easilyi—within </text:span>reach. If only they could get their blindfolds off permanently. And so these ones went back, meditating in quiet, eating their supplements, and <text:span text:style-name="T4">endlessly</text:span> on the bright visions, each time staying longer in the light. Slowly, step by step, they were able to handle it. Slowly, step by ste<text:span text:style-name="T9">p</text:span>, they understood what they were seeing. <text:span text:style-name="T4">A</text:span>s they did they came forward, as authors, artists, musicians, and just plain folk, speaking of the truths and sharing what they had learned. At first, people were scarred, scared, and confused, but these teachers persisted, saying </text:p>
      <text:p text:style-name="Text_20_body">“Don’t be afraid,”</text:p>
      <text:p text:style-name="Text_20_body"><text:s/>“Take some deep breaths and calm <text:span text:style-name="T4">down</text:span>.”</text:p>
      <text:p text:style-name="Text_20_body"><text:s/>“We will help you to see.”</text:p>
      <text:p text:style-name="P17"><text:soft-page-break/>And sure enough, slowly but surely, eventually, everybody will learn to see again. And on that day there will be great rejoicing. <text:span text:style-name="T5">On that day a</text:span> new dance <text:span text:style-name="T5">of </text:span><text:span text:style-name="T4">peace and prosperity</text:span>, a sacred dance <text:span text:style-name="T4">of unity, bliss, and oneness </text:span>will begin once again. </text:p>
      <text:p text:style-name="P17"><text:span text:style-name="T5">It’s not something in a far of distant utopia. </text:span></text:p>
      <text:p text:style-name="P17"><text:span text:style-name="T5">It is easily within reach even now. </text:span></text:p>
      <text:p text:style-name="P18"><text:span text:style-name="T9">Just d</text:span>on’t be afraid.</text:p>
      <text:p text:style-name="P18">Take some deep breaths.</text:p>
      <text:p text:style-name="P18">Stay calm.</text:p>
      <text:p text:style-name="P19">Relax.</text:p>
      <text:p text:style-name="P19"><text:span text:style-name="T6">T</text:span>ake off <text:span text:style-name="T9">that thin</text:span> cloth that blinds you. </text:p>
      <text:p text:style-name="P20">Join us in <text:span text:style-name="T8">peace and </text:span>celebration <text:span text:style-name="T8">as</text:span> <text:span text:style-name="T8">we </text:span>dance <text:span text:style-name="T8">in a new world emerging.</text:span></text:p>
      <text:p text:style-name="P18"/>
      <text:p text:style-name="Normal"><text:s text:c="2"/></text:p>
      <text:p text:style-name="P8"/>
      <text:p text:style-name="P7">Chat GPT-4 Analysis</text:p>
      <text:p text:style-name="Normal"><text:span text:style-name="Default_20_Paragraph_20_Font"><text:span text:style-name="T3">Summarize the Allegory of the Blindfold, by Mike Sosteric, and evaluate it for its literary merit</text:span></text:span></text:p>
      <text:p text:style-name="Text_20_body"><text:span text:style-name="Strong"><text:span text:style-name="T2">Summary of the Allegory of the Blindfold</text:span></text:span></text:p>
      <text:p text:style-name="P9">The allegory presents a society that initially lives in a utopian state of love, peace, and equality. This changes when everyone starts wearing blindfolds, plunging them into darkness and confusion. This leads to frustration, anger, and a transformation into selfish, bitter beings. Over time, they forget about the blindfolds and accept their dark reality. Different groups emerge in response to this situation:</text:p>
      <text:list text:style-name="L1">
        <text:list-item>
          <text:p text:style-name="P14"><text:span text:style-name="Strong">Existential Depressives (EDs):</text:span> They accept the darkness as the ultimate truth of a cold, empty universe.</text:p>
        </text:list-item>
        <text:list-item>
          <text:p text:style-name="P14"><text:span text:style-name="Strong">Priests:</text:span> They justify the darkness as a result of people's sins or as a necessary suffering for learning.</text:p>
        </text:list-item>
        <text:list-item>
          <text:p text:style-name="P14"><text:span text:style-name="Strong">Prophets:</text:span> Individuals who briefly remove their blindfolds, see the light, but are overwhelmed and return to darkness, exploiting their brief insight for personal gain.</text:p>
        </text:list-item>
        <text:list-item>
          <text:p text:style-name="P15"><text:span text:style-name="Strong">Visionaries:</text:span> Those who persistently remove their blindfolds, adapt to the light, and eventually see the world as it truly is. They encourage others to do the same, leading to a transformation of society back to its utopian state.</text:p>
        </text:list-item>
      </text:list>
      <text:p text:style-name="P9"><text:span text:style-name="Strong">Analysis for Literary Merit:</text:span></text:p>
      <text:list text:style-name="L2">
        <text:list-item>
          <text:p text:style-name="P16"><text:span text:style-name="Strong">Theme and Symbolism:</text:span> The allegory is rich in themes and symbols. The blindfold symbolizes ignorance, limited perception, or a lack of awareness. The transition from light to darkness and back to light represents the journey from innocence to experience, and then to enlightenment. The different groups (EDs, priests, prophets, visionaries) symbolize various human responses to existential crises.</text:p>
        </text:list-item>
        <text:list-item>
          <text:p text:style-name="P16"><text:span text:style-name="Strong">Allegorical Representation:</text:span> The story effectively uses allegory to discuss complex philosophical and existential ideas. It simplifies the human experience into a narrative that is easy to understand but deep in meaning, exploring how people deal with ignorance, suffering, and the search for truth.</text:p>
        </text:list-item>
        <text:list-item>
          <text:p text:style-name="P16"><text:soft-page-break/><text:span text:style-name="Strong">Characterization:</text:span> The characters in the allegory are not individuals but represent different aspects of human nature and society. This broad characterization allows for a universal application of the story's message.</text:p>
        </text:list-item>
        <text:list-item>
          <text:p text:style-name="P16"><text:span text:style-name="Strong">Moral and Philosophical Depth:</text:span> The allegory delves into moral and philosophical discussions about the nature of reality, truth, and human response to suffering and ignorance. It challenges readers to reflect on their perceptions and beliefs.</text:p>
        </text:list-item>
        <text:list-item>
          <text:p text:style-name="P16"><text:span text:style-name="Strong">Narrative Structure:</text:span> The narrative moves from an ideal state through a period of challenge and struggle, leading to a resolution, which is a classic structure in storytelling. This structure is effective in keeping the reader engaged while also delivering its philosophical messages.</text:p>
        </text:list-item>
        <text:list-item>
          <text:p text:style-name="P16"><text:span text:style-name="Strong">Relevance:</text:span> The allegory remains relevant to contemporary society as it addresses timeless human concerns about truth, reality, and the quest for enlightenment. It encourages self-reflection and critical thinking about societal norms and personal beliefs.</text:p>
        </text:list-item>
      </text:list>
      <text:p text:style-name="P9">In conclusion, the "Allegory of the Blindfold" is a thought-provoking narrative with significant literary merit. It effectively uses allegorical storytelling to explore deep philosophical and existential themes, making it both engaging and intellectually stimulating.</text:p>
      <text:p text:style-name="P10"/>
      <text:p text:style-name="P10"/>
      <text:p text:style-name="P10"/>
      <text:p text:style-name="Normal"/>
      <text:p text:style-name="Normal"/>
      <text:p text:style-name="P8"/>
      <text:p text:style-name="Normal"/>
      <text:p text:style-name="P5"><text:s/>© All Rights Reserved</text:p>
      <text:p text:style-name="P5"/>
      <text:p text:style-name="P5"><text:a xlink:type="simple" xlink:href="https://www.patreon.com/LightningPath" office:target-frame-name="_top" xlink:show="replace" text:style-name="Internet_20_link" text:visited-style-name="Visited_20_Internet_20_Link"><text:span text:style-name="Hyperlink">https://www.patreon.com/LightningPath</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roman"/>
    <style:font-face style:name="Times New Roman" svg:font-family="'Times New Roman'" style:font-family-generic="roman" style:font-pitch="variable"/>
  </office:font-face-decls>
  <office:styles>
    <style:default-style style:family="graphic">
      <style:graphic-properties draw:stroke="none" svg:stroke-color="#3465a4" draw:fill-color="#18a303"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051cm" fo:margin-bottom="0.406cm" style:contextual-spacing="false" fo:line-height="150%" fo:text-align="justify" style:justify-single-word="false" fo:hyphenation-ladder-count="no-limit"/>
      <style:text-properties style:font-name="Times New Roman" fo:font-family="'Times New Roman'" style:font-family-generic="roman" style:font-pitch="variable"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Normal"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ab-stops>
          <style:tab-stop style:position="7.962cm" style:type="center"/>
          <style:tab-stop style:position="15.926cm" style:type="right"/>
        </style:tab-stops>
      </style:paragraph-properties>
      <style:text-properties fo:hyphenate="false" loext:hyphenation-no-caps="false" loext:hyphenation-no-last-word="false" loext:hyphenation-word-char-count="no-limit" loext:hyphenation-zone="no-limit"/>
    </style:style>
    <style:style style:name="western" style:family="paragraph" style:parent-style-name="Normal">
      <style:paragraph-properties fo:margin-top="0.176cm" fo:margin-bottom="0.25cm" style:contextual-spacing="false" fo:line-height="115%" fo:hyphenation-ladder-count="no-limit"/>
      <style:text-properties style:letter-kerning="false" style:font-name-asian="Times New Roman" style:font-family-asian="'Times New Roman'" style:font-family-generic-asian="roman" style:font-pitch-asian="variable" style:language-asian="en" style:country-asian="CA"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Default_20_Paragraph_20_Font" style:display-name="Default Paragraph Font" style:family="text"/>
    <style:style style:name="Hyper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line-height="100%" fo:text-align="start" style:justify-single-word="false">
        <style:tab-stops>
          <style:tab-stop style:position="7.962cm" style:type="center"/>
          <style:tab-stop style:position="8.5cm" style:type="center"/>
          <style:tab-stop style:position="17cm" style:type="right"/>
        </style:tab-stops>
      </style:paragraph-properties>
    </style:style>
    <style:style style:name="MT1" style:family="text">
      <style:text-properties fo:font-size="10pt"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03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header>
        <text:p text:style-name="Header"/>
      </style:header>
    </style:master-page>
    <style:master-page style:name="MP0" style:page-layout-name="Mpm2" draw:style-name="Mdp1">
      <style:footer>
        <text:p text:style-name="MP1"><text:a xlink:type="simple" xlink:href="https://www.patreon.com/collection/216318?view=condensed" office:target-frame-name="_top" xlink:show="replace" text:style-name="Internet_20_link" text:visited-style-name="Visited_20_Internet_20_Link"><text:span text:style-name="Hyperlink"><text:span text:style-name="MT1">/patreon/intermediate/parables and allegories</text:span></text:span></text:a><text:span text:style-name="Default_20_Paragraph_20_Font"><text:span text:style-name="MT1"><text:line-break/></text:span></text:span><text:a xlink:type="simple" xlink:href="https://www.patreon.com/posts/91088136" office:target-frame-name="_top" xlink:show="replace" text:style-name="Internet_20_link" text:visited-style-name="Visited_20_Internet_20_Link"><text:span text:style-name="Hyperlink"><text:span text:style-name="MT1">Version: </text:span></text:span><text:span text:style-name="Hyperlink"><text:span text:style-name="MT1">1.2 </text:span></text:span></text:a><text:span text:style-name="Default_20_Paragraph_20_Font"><text:span text:style-name="MT1">/ Download PDF for active links<text:line-break/></text:span></text:span><text:a xlink:type="simple" xlink:href="https://www.patreon.com/posts/114245337" office:target-frame-name="_top" xlink:show="replace" text:style-name="Internet_20_link" text:visited-style-name="Visited_20_Internet_20_Link"><text:span text:style-name="Hyperlink"><text:span text:style-name="MT1">License Statement</text:span></text:span></text:a><text:span text:style-name="Default_20_Paragraph_20_Font"><text:span text:style-name="MT1"><text:line-break/></text:span></text:span><text:a xlink:type="simple" xlink:href="https://spiritwiki.lightningpath.org/index.php/Support" office:target-frame-name="_top" xlink:show="replace" text:style-name="Internet_20_link" text:visited-style-name="Visited_20_Internet_20_Link"><text:span text:style-name="Hyperlink"><text:span text:style-name="MT1">Support the Lightning Path</text:span></text:span></text:a></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Mike Sosteric</meta:initial-creator>
    <meta:creation-date>2024-12-31T16:39:00Z</meta:creation-date>
    <dc:date>2024-12-31T10:03:31.236000000</dc:date>
    <meta:print-date>2023-09-25T09:37:00Z</meta:print-date>
    <meta:editing-cycles>10</meta:editing-cycles>
    <meta:editing-duration>PT28M51S</meta:editing-duration>
    <meta:document-statistic meta:table-count="0" meta:image-count="0" meta:object-count="0" meta:page-count="7" meta:paragraph-count="47" meta:word-count="1372" meta:character-count="8527" meta:non-whitespace-character-count="7198"/>
    <meta:template xlink:type="simple" xlink:actuate="onRequest" xlink:title="" xlink:href="Normal.dotm"/>
  </office:meta>
</office:document-meta>
</file>